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8ae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8ae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8ae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8ae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8ae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8ae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8ae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8ae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8ae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8ae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8ae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8ae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8ae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8ae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8ae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8ae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8ae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Bianca Valentina Rivero Soti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9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49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lexis Josè Sotillo Yè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98551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3.2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6" meta:non-whitespace-character-count="999"/>
    <meta:template xlink:type="simple" xlink:actuate="onRequest" xlink:title="Normal" xlink:href=""/>
  </office:meta>
</office:document-meta>
</file>